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0bf51"/>
    </style:style>
    <style:style style:name="P2" style:family="paragraph" style:parent-style-name="Standard">
      <style:text-properties fo:font-size="10pt" officeooo:paragraph-rsid="0010bf51" style:font-size-asian="10pt" style:font-size-complex="10pt"/>
    </style:style>
    <style:style style:name="P3" style:family="paragraph" style:parent-style-name="Standard">
      <style:text-properties fo:font-size="10pt" officeooo:rsid="0010dd48" officeooo:paragraph-rsid="0011c4a4" style:font-size-asian="10pt" style:font-size-complex="10pt"/>
    </style:style>
    <style:style style:name="P4" style:family="paragraph" style:parent-style-name="Standard">
      <style:text-properties fo:font-size="10pt" officeooo:rsid="0011c4a4" officeooo:paragraph-rsid="0011c4a4" style:font-size-asian="10pt" style:font-size-complex="10pt"/>
    </style:style>
    <style:style style:name="P5" style:family="paragraph" style:parent-style-name="Standard">
      <style:paragraph-properties fo:break-before="page"/>
      <style:text-properties fo:font-size="10pt" officeooo:paragraph-rsid="0010bf51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ve if X is a subset of Y and Y is a subset of Z, then X is a subset of Z</text:p>
      <text:p text:style-name="P2"/>
      <text:p text:style-name="P2">(ROOT</text:p>
      <text:p text:style-name="P2"><text:s text:c="2"/>(S</text:p>
      <text:p text:style-name="P2"><text:s text:c="4"/>(VP</text:p>
      <text:p text:style-name="P2"><text:s text:c="6"/>(VB Prove)</text:p>
      <text:p text:style-name="P2"><text:s text:c="6"/>(SBAR</text:p>
      <text:p text:style-name="P2"><text:s text:c="8"/>(IN if)</text:p>
      <text:p text:style-name="P2"><text:s text:c="8"/>(S</text:p>
      <text:p text:style-name="P2"><text:s text:c="10"/>(S</text:p>
      <text:p text:style-name="P2"><text:s text:c="12"/>(NP (NN X))</text:p>
      <text:p text:style-name="P2"><text:s text:c="12"/>(VP</text:p>
      <text:p text:style-name="P2"><text:s text:c="14"/>(VBZ is)</text:p>
      <text:p text:style-name="P2"><text:s text:c="14"/>(NP (NP (DT a) (NN subset)) (PP (IN of) (NP (NN Y))))))</text:p>
      <text:p text:style-name="P2"><text:s text:c="10"/>(CC and)</text:p>
      <text:p text:style-name="P2"><text:s text:c="10"/>(S</text:p>
      <text:p text:style-name="P2"><text:s text:c="12"/>(S</text:p>
      <text:p text:style-name="P2"><text:s text:c="14"/>(NP (NN Y))</text:p>
      <text:p text:style-name="P2"><text:s text:c="14"/>(VP</text:p>
      <text:p text:style-name="P2"><text:s text:c="16"/>(VBZ is)</text:p>
      <text:p text:style-name="P2"><text:s text:c="16"/>(NP (NP (DT a) (NN subset)) (PP (IN of) (NP (NN Z))))))</text:p>
      <text:p text:style-name="P2"><text:s text:c="12"/>(, ,)</text:p>
      <text:p text:style-name="P2"><text:s text:c="12"/>(RB then)</text:p>
      <text:p text:style-name="P2"><text:s text:c="12"/>(S</text:p>
      <text:p text:style-name="P2"><text:s text:c="14"/>(NP (NN X))</text:p>
      <text:p text:style-name="P2"><text:s text:c="14"/>(VP</text:p>
      <text:p text:style-name="P2"><text:s text:c="16"/>(VBZ is)</text:p>
      <text:p text:style-name="P2"><text:s text:c="16"/>(NP (NP (DT a) (NN subset)) (PP (IN of) (NP (NN Z))))))))))))</text:p>
      <text:p text:style-name="P2"/>
      <text:p text:style-name="P4">Desired form:</text:p>
      <text:p text:style-name="P4"/>
      <text:p text:style-name="P3">fof(thm1, conjecture, (</text:p>
      <text:p text:style-name="P3"><text:tab/>(subset(X, Y)</text:p>
      <text:p text:style-name="P3"><text:tab/>&amp; subset(Y, Z))</text:p>
      <text:p text:style-name="P3"><text:tab/>=&gt; subset(X, Z))</text:p>
      <text:p text:style-name="P3"/>
      <text:p text:style-name="P3"/>
      <text:p text:style-name="P3">X, Y, Z are all NN (and NP)</text:p>
      <text:p text:style-name="P3">‘is a subset of _’ is VP after NP</text:p>
      <text:p text:style-name="P5">Prove that the length of the hypotenuse of a right triangle is the sum of the squares of the other two legs</text:p>
      <text:p text:style-name="P2"/>
      <text:p text:style-name="P2">(ROOT</text:p>
      <text:p text:style-name="P2"><text:s text:c="2"/>(S</text:p>
      <text:p text:style-name="P2"><text:s text:c="4"/>(VP</text:p>
      <text:p text:style-name="P2"><text:s text:c="6"/>(VB Prove)</text:p>
      <text:p text:style-name="P2"><text:s text:c="6"/>(SBAR</text:p>
      <text:p text:style-name="P2"><text:s text:c="8"/>(IN that)</text:p>
      <text:p text:style-name="P2"><text:s text:c="8"/>(S</text:p>
      <text:p text:style-name="P2"><text:s text:c="10"/>(NP</text:p>
      <text:p text:style-name="P2"><text:s text:c="12"/>(NP (DT the) (NN length))</text:p>
      <text:p text:style-name="P2"><text:s text:c="12"/>(PP</text:p>
      <text:p text:style-name="P2"><text:s text:c="14"/>(IN of)</text:p>
      <text:p text:style-name="P2"><text:s text:c="14"/>(NP</text:p>
      <text:p text:style-name="P2"><text:s text:c="16"/>(NP (DT the) (NN hypotenuse))</text:p>
      <text:p text:style-name="P2"><text:s text:c="16"/>(PP (IN of) (NP (DT a) (JJ right) (NN triangle))))))</text:p>
      <text:p text:style-name="P2"><text:s text:c="10"/>(VP</text:p>
      <text:p text:style-name="P2"><text:s text:c="12"/>(VBZ is)</text:p>
      <text:p text:style-name="P2"><text:s text:c="12"/>(NP</text:p>
      <text:p text:style-name="P2"><text:s text:c="14"/>(NP (DT the) (NN sum))</text:p>
      <text:p text:style-name="P2"><text:s text:c="14"/>(PP</text:p>
      <text:p text:style-name="P2"><text:s text:c="16"/>(IN of)</text:p>
      <text:p text:style-name="P2"><text:s text:c="16"/>(NP</text:p>
      <text:p text:style-name="P2"><text:s text:c="18"/>(NP (DT the) (NNS squares))</text:p>
      <text:p text:style-name="P2"><text:s text:c="18"/>(PP</text:p>
      <text:p text:style-name="P2"><text:s text:c="20"/>(IN of)</text:p>
      <text:p text:style-name="P2"><text:s text:c="20"/>(NP (DT the) (JJ other) (CD two) (NNS legs)))))))))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9:56.916997693</meta:creation-date>
    <dc:date>2018-11-07T22:25:10.358648645</dc:date>
    <meta:editing-duration>PT41M55S</meta:editing-duration>
    <meta:editing-cycles>1</meta:editing-cycles>
    <meta:document-statistic meta:table-count="0" meta:image-count="0" meta:object-count="0" meta:page-count="2" meta:paragraph-count="60" meta:word-count="211" meta:character-count="1506" meta:non-whitespace-character-count="770"/>
    <meta:generator>LibreOffice/6.1.2.1$Linux_X86_64 LibreOffice_project/10$Build-1</meta:generator>
  </office:meta>
</office:document-meta>
</file>